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officeooo:paragraph-rsid="0012df97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style style:name="P3" style:family="paragraph" style:parent-style-name="Standard">
      <style:text-properties style:font-name="DejaVu Sans Mono" fo:font-size="14pt" style:font-size-asian="14pt" style:font-size-complex="14pt"/>
    </style:style>
    <style:style style:name="P4" style:family="paragraph" style:parent-style-name="Standard">
      <style:text-properties style:font-name="DejaVu Sans Mono" fo:font-size="14pt" officeooo:paragraph-rsid="0012df97" style:font-size-asian="14pt" style:font-size-complex="14pt"/>
    </style:style>
    <style:style style:name="P5" style:family="paragraph" style:parent-style-name="Standard">
      <style:text-properties style:font-name="DejaVu Sans Mono" fo:font-size="14pt" officeooo:paragraph-rsid="000e317f" style:font-size-asian="14pt" style:font-size-complex="14pt"/>
    </style:style>
    <style:style style:name="P6" style:family="paragraph" style:parent-style-name="Standard">
      <style:text-properties style:font-name="DejaVu Sans Mono" fo:font-size="14pt" fo:font-weight="bold" officeooo:rsid="000e317f" officeooo:paragraph-rsid="000e317f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 Mono" fo:font-size="14pt" fo:font-weight="bold" officeooo:rsid="0012df97" officeooo:paragraph-rsid="0012df9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 Mono" fo:font-size="14pt" fo:font-weight="normal" officeooo:paragraph-rsid="000e317f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DejaVu Sans Mono" fo:font-size="14pt" fo:font-weight="normal" officeooo:paragraph-rsid="0012df97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ejaVu Sans Mono" fo:font-size="12pt" style:font-size-asian="12pt" style:font-size-complex="12pt"/>
    </style:style>
    <style:style style:name="P12" style:family="paragraph" style:parent-style-name="Standard">
      <style:text-properties style:font-name="DejaVu Sans Mono" fo:font-size="12pt" officeooo:paragraph-rsid="000e317f" style:font-size-asian="12pt" style:font-size-complex="12pt"/>
    </style:style>
    <style:style style:name="P13" style:family="paragraph" style:parent-style-name="Standard">
      <style:text-properties style:font-name="DejaVu Sans Mono" fo:font-size="12pt" officeooo:paragraph-rsid="000ecf03" style:font-size-asian="12pt" style:font-size-complex="12pt"/>
    </style:style>
    <style:style style:name="T1" style:family="text">
      <style:text-properties officeooo:rsid="000e31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317f" style:font-weight-asian="bold" style:font-weight-complex="bold"/>
    </style:style>
    <style:style style:name="T4" style:family="text">
      <style:text-properties fo:font-weight="bold" officeooo:rsid="0012df97" style:font-weight-asian="bold" style:font-weight-complex="bold"/>
    </style:style>
    <style:style style:name="T5" style:family="text">
      <style:text-properties style:text-position="super 58%" fo:font-weight="bold" officeooo:rsid="000e317f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0e317f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df97" style:font-weight-asian="normal" style:font-weight-complex="normal"/>
    </style:style>
    <style:style style:name="T10" style:family="text">
      <style:text-properties style:text-underline-style="none" officeooo:rsid="0012df97"/>
    </style:style>
    <style:style style:name="T11" style:family="text">
      <style:text-properties officeooo:rsid="0012df97"/>
    </style:style>
    <style:style style:name="T12" style:family="text">
      <style:text-properties fo:font-weight="normal" officeooo:rsid="0012df97" style:font-weight-asian="normal" style:font-weight-complex="normal"/>
    </style:style>
    <style:style style:name="T13" style:family="text">
      <style:text-properties fo:font-weight="normal" officeooo:rsid="000e317f" style:font-weight-asian="normal" style:font-weight-complex="normal"/>
    </style:style>
    <style:style style:name="T14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1">His Mercy is More</text:span></text:p>
      <text:p text:style-name="P3"/>
      <text:p text:style-name="P4"><text:span text:style-name="T6">V</text:span><text:span text:style-name="T7">ERSE 1:</text:span></text:p>
      <text:p text:style-name="P4"><text:span text:style-name="T9"/></text:p>
      <text:p text:style-name="P4"><text:span text:style-name="T9">What love could re-mem-ber no wrongs we have done?</text:span></text:p>
      <text:p text:style-name="P4"><text:span text:style-name="T9">Om-ni-scient, all-know-ing, He counts not their sum.</text:span></text:p>
      <text:p text:style-name="P4"><text:span text:style-name="T9">Thrown in-to a sea with-out bot-tom or shore,</text:span></text:p>
      <text:p text:style-name="P4"><text:span text:style-name="T9">Our sins, they are man-y; His mer-cy is more.</text:span></text:p>
      <text:p text:style-name="P4"><text:line-break/><text:span text:style-name="T2">V</text:span><text:span text:style-name="T3">ERSE</text:span><text:span text:style-name="T2"> 2:</text:span></text:p>
      <text:p text:style-name="P4"><text:span text:style-name="T4"/></text:p>
      <text:p text:style-name="P4"><text:span text:style-name="T12">What pa-tience would wait while we con-stant-ly roam?</text:span></text:p>
      <text:p text:style-name="P9"><text:span text:style-name="T11">What Fa-ther, so ten-der, is calling us home?</text:span></text:p>
      <text:p text:style-name="P9"><text:span text:style-name="T11">He wel-comes the weak-est, the vil-est, the poor.</text:span></text:p>
      <text:p text:style-name="P10"><text:span text:style-name="T10">Our sins, they are man-y; His mer-cy is more.</text:span></text:p>
      <text:p text:style-name="P4"><text:line-break/><text:span text:style-name="T3">CHORUS:</text:span></text:p>
      <text:p text:style-name="P4"><text:span text:style-name="T13"/></text:p>
      <text:p text:style-name="P4"><text:span text:style-name="T12">Praise the Lord, His mer-cy is more.</text:span></text:p>
      <text:p text:style-name="P4"><text:span text:style-name="T12">Stron-ger than dark-ness, new ev-’ry morn.</text:span></text:p>
      <text:p text:style-name="P4"><text:span text:style-name="T9">Our sins, they are man-y; His mer-cy is more.</text:span><text:span text:style-name="T3"><text:line-break/><text:line-break/>VERSE 3:</text:span></text:p>
      <text:p text:style-name="P4"><text:span text:style-name="T13"/></text:p>
      <text:p text:style-name="P4"><text:span text:style-name="T12">What rich-es of kind-ness He lav-ished on us.</text:span></text:p>
      <text:p text:style-name="P4"><text:span text:style-name="T12">His blood was the payment; His life was the cost.</text:span></text:p>
      <text:p text:style-name="P4"><text:span text:style-name="T12">We stood ‘neath a debt we could nev-er af-ford.</text:span></text:p>
      <text:p text:style-name="P4"><text:span text:style-name="T9">Our sins, they are man-y; His mer-cy is more.</text:span><text:line-break/></text:p>
      <text:p text:style-name="P6">CHORUS <text:span text:style-name="T11">x 2</text:span></text:p>
      <text:p text:style-name="P6"/>
      <text:p text:style-name="P7">OUTRO:</text:p>
      <text:p text:style-name="P7"><text:span text:style-name="T8"/></text:p>
      <text:p text:style-name="P7"><text:span text:style-name="T8">Our sins, they are man-y; His mer-cy is more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10pt" officeooo:paragraph-rsid="0012df97" style:font-size-asian="10pt" style:font-size-complex="10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 7065053</text:p>
        <text:p text:style-name="MP1">© 2016 Getty Music Hymns and Songs | Getty Music Publishing | Love Your Enemies Publishing | Messenger Hymns.</text:p>
        <text:p text:style-name="MP1">For use solely with the SongSelect® Terms of Use.</text:p>
        <text:p text:style-name="MP2"><text:span text:style-name="MT1">All rights reserved. </text:span><text:a xlink:type="simple" xlink:href="http://www.ccli.com/" text:style-name="Internet_20_link" text:visited-style-name="Visited_20_Internet_20_Link"><text:span text:style-name="MT1">www.ccli.com</text:span></text:a><text:span text:style-name="MT1"> CCLI License # 326605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3:14:21.805218664</meta:creation-date>
    <dc:date>2025-03-25T00:14:07.565643780</dc:date>
    <meta:editing-duration>PT48M2S</meta:editing-duration>
    <meta:editing-cycles>5</meta:editing-cycles>
    <meta:generator>LibreOffice/7.4.7.2$Linux_X86_64 LibreOffice_project/40$Build-2</meta:generator>
    <meta:print-date>2025-01-21T23:26:10.099093697</meta:print-date>
    <meta:printed-by>PDF files</meta:printed-by>
    <meta:document-statistic meta:table-count="0" meta:image-count="0" meta:object-count="0" meta:page-count="1" meta:paragraph-count="26" meta:word-count="188" meta:character-count="1040" meta:non-whitespace-character-count="874"/>
  </office:meta>
</office:document-meta>
</file>